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92000001FCD5C79A64C503A0D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402cm" svg:height="4.3cm" svg:x="8.807cm" svg:y="12.688cm">
          <draw:image xlink:href="Pictures/1000020100000192000001FCD5C79A64C503A0D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48:34.517016760</meta:creation-date>
    <dc:date>2018-02-09T16:48:50.321833134</dc:date>
    <meta:editing-duration>PT16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